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754cm" fo:margin-left="-0.51cm" table:align="left"/>
    </style:style>
    <style:style style:name="Tableau2.A" style:family="table-column">
      <style:table-column-properties style:column-width="10.031cm"/>
    </style:style>
    <style:style style:name="Tableau2.B" style:family="table-column">
      <style:table-column-properties style:column-width="9.723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9.754cm" fo:margin-left="-0.51cm" table:align="left"/>
    </style:style>
    <style:style style:name="Tableau3.A" style:family="table-column">
      <style:table-column-properties style:column-width="11.202cm"/>
    </style:style>
    <style:style style:name="Tableau3.B" style:family="table-column">
      <style:table-column-properties style:column-width="8.55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4.209cm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9.754cm" fo:margin-left="-0.51cm" table:align="left"/>
    </style:style>
    <style:style style:name="Tableau4.A" style:family="table-column">
      <style:table-column-properties style:column-width="12.203cm"/>
    </style:style>
    <style:style style:name="Tableau4.B" style:family="table-column">
      <style:table-column-properties style:column-width="7.551cm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51cm" table:align="left"/>
    </style:style>
    <style:style style:name="Tableau5.A" style:family="table-column">
      <style:table-column-properties style:column-width="11.702cm"/>
    </style:style>
    <style:style style:name="Tableau5.B" style:family="table-column">
      <style:table-column-properties style:column-width="8.052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51cm" table:align="left"/>
    </style:style>
    <style:style style:name="Tableau6.A" style:family="table-column">
      <style:table-column-properties style:column-width="11.702cm"/>
    </style:style>
    <style:style style:name="Tableau6.B" style:family="table-column">
      <style:table-column-properties style:column-width="8.052cm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754cm" fo:margin-left="-0.51cm" table:align="left"/>
    </style:style>
    <style:style style:name="Tableau7.A" style:family="table-column">
      <style:table-column-properties style:column-width="11.702cm"/>
    </style:style>
    <style:style style:name="Tableau7.B" style:family="table-column">
      <style:table-column-properties style:column-width="8.052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4.177cm"/>
    </style:style>
    <style:style style:name="Tableau8" style:family="table">
      <style:table-properties style:width="19.754cm" fo:margin-left="-0.51cm" table:align="left"/>
    </style:style>
    <style:style style:name="Tableau8.A" style:family="table-column">
      <style:table-column-properties style:column-width="11.702cm"/>
    </style:style>
    <style:style style:name="Tableau8.B" style:family="table-column">
      <style:table-column-properties style:column-width="8.052cm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9.754cm" fo:margin-left="-0.51cm" table:align="left"/>
    </style:style>
    <style:style style:name="Tableau9.A" style:family="table-column">
      <style:table-column-properties style:column-width="11.702cm"/>
    </style:style>
    <style:style style:name="Tableau9.B" style:family="table-column">
      <style:table-column-properties style:column-width="8.052cm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9.703cm" fo:margin-left="-0.51cm" table:align="left"/>
    </style:style>
    <style:style style:name="Tableau10.A" style:family="table-column">
      <style:table-column-properties style:column-width="19.703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3.993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1pt" fo:language="zxx" fo:country="none" style:font-size-asian="9.60000038146973pt" style:language-asian="zxx" style:country-asian="none" style:font-name-complex="Arial" style:font-size-complex="11pt" style:language-complex="zxx" style:country-complex="none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Normal">
      <style:paragraph-properties fo:margin-top="0cm" fo:margin-bottom="0cm" loext:contextual-spacing="false"/>
      <style:text-properties fo:color="#ff0000" style:font-name="Arial" fo:language="zxx" fo:country="none" style:language-asian="zxx" style:country-asian="none" style:font-name-complex="Arial" style:language-complex="zxx" style:country-complex="none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/>
      <style:text-properties fo:color="#000000"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12" style:family="paragraph" style:parent-style-name="Normal">
      <style:paragraph-properties fo:margin-top="0cm" fo:margin-bottom="0cm" loext:contextual-spacing="false"/>
      <style:text-properties fo:color="#000000" style:font-name="Arial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3" style:family="paragraph" style:parent-style-name="Normal">
      <style:paragraph-properties fo:margin-top="0cm" fo:margin-bottom="0cm" loext:contextual-spacing="false"/>
      <style:text-properties fo:color="#000000" style:font-name="Arial" fo:language="zxx" fo:country="none" style:language-asian="zxx" style:country-asian="none" style:font-name-complex="Arial" style:language-complex="zxx" style:country-complex="non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fo:color="#000000" style:font-name="Arial" fo:language="zxx" fo:country="none" style:language-asian="zxx" style:country-asian="none" style:font-name-complex="Arial" style:language-complex="zxx" style:country-complex="none"/>
    </style:style>
    <style:style style:name="P15" style:family="paragraph" style:parent-style-name="Normal">
      <style:paragraph-properties fo:margin-top="0cm" fo:margin-bottom="0cm" loext:contextual-spacing="false" fo:line-height="100%"/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16" style:family="paragraph" style:parent-style-name="Normal">
      <style:paragraph-properties fo:margin-top="0cm" fo:margin-bottom="0cm" loext:contextual-spacing="false"/>
      <style:text-properties style:font-name="Arial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name-complex="Arial" style:font-size-complex="14pt" style:language-complex="zxx" style:country-complex="none"/>
    </style:style>
    <style:style style:name="P17" style:family="paragraph" style:parent-style-name="Normal">
      <style:paragraph-properties fo:margin-top="0cm" fo:margin-bottom="0cm" loext:contextual-spacing="false"/>
      <style:text-properties style:font-name="Arial" fo:font-size="14pt" fo:language="zxx" fo:country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18" style:family="paragraph" style:parent-style-name="Normal">
      <style:paragraph-properties fo:margin-top="0cm" fo:margin-bottom="0cm" loext:contextual-spacing="false"/>
      <style:text-properties style:font-name="Arial" fo:language="zxx" fo:country="none" style:language-asian="zxx" style:country-asian="none" style:font-name-complex="Arial" style:language-complex="zxx" style:country-complex="none"/>
    </style:style>
    <style:style style:name="P19" style:family="paragraph" style:parent-style-name="Normal">
      <style:paragraph-properties fo:margin-top="0cm" fo:margin-bottom="0cm" loext:contextual-spacing="false"/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2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23" style:family="paragraph" style:parent-style-name="Normal">
      <style:paragraph-properties fo:margin-top="0cm" fo:margin-bottom="0cm" loext:contextual-spacing="false"/>
      <style:text-properties fo:text-transform="uppercase"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/>
    </style:style>
    <style:style style:name="P24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fo:language="zxx" fo:country="none" style:font-size-asian="14pt" style:language-asian="zxx" style:country-asian="none" style:font-name-complex="Arial" style:font-size-complex="14pt" style:language-complex="zxx" style:country-complex="none" style:font-weight-complex="bold"/>
    </style:style>
    <style:style style:name="P26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27" style:family="paragraph" style:parent-style-name="Normal">
      <style:paragraph-properties fo:margin-top="0cm" fo:margin-bottom="0.106cm" loext:contextual-spacing="false" fo:line-height="100%"/>
    </style:style>
    <style:style style:name="P28" style:family="paragraph" style:parent-style-name="Normal">
      <style:paragraph-properties fo:margin-top="0.106cm" fo:margin-bottom="0cm" loext:contextual-spacing="false"/>
      <style:text-properties fo:color="#000000"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29" style:family="paragraph" style:parent-style-name="Normal">
      <style:paragraph-properties fo:margin-top="0.106cm" fo:margin-bottom="0cm" loext:contextual-spacing="false"/>
      <style:text-properties fo:color="#000000" style:font-name="Arial" fo:language="zxx" fo:country="none" style:language-asian="zxx" style:country-asian="none" style:font-name-complex="Arial" style:language-complex="zxx" style:country-complex="none"/>
    </style:style>
    <style:style style:name="P30" style:family="paragraph" style:parent-style-name="Normal">
      <style:paragraph-properties fo:margin-left="0cm" fo:margin-right="0cm" fo:margin-top="0cm" fo:margin-bottom="0cm" loext:contextual-spacing="false" fo:text-indent="8.811cm" style:auto-text-indent="false"/>
      <style:text-properties fo:color="#000000"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31" style:family="paragraph" style:parent-style-name="Normal" style:list-style-name="L2">
      <style:paragraph-properties fo:margin-top="0cm" fo:margin-bottom="0cm" loext:contextual-spacing="false" fo:line-height="100%"/>
      <style:text-properties fo:color="#000000" style:font-name="Arial" fo:language="zxx" fo:country="none" style:language-asian="zxx" style:country-asian="none" style:font-name-complex="Arial" style:language-complex="zxx" style:country-complex="none"/>
    </style:style>
    <style:style style:name="P32" style:family="paragraph" style:parent-style-name="Normal">
      <style:paragraph-properties fo:margin-top="0cm" fo:margin-bottom="0cm" loext:contextual-spacing="false"/>
      <style:text-properties fo:color="#ff0000" style:font-name="Arial" fo:language="zxx" fo:country="none" style:language-asian="zxx" style:country-asian="none" style:font-name-complex="Arial" style:language-complex="zxx" style:country-complex="none"/>
    </style:style>
    <style:style style:name="P33" style:family="paragraph" style:parent-style-name="Normal">
      <style:paragraph-properties fo:margin-top="0cm" fo:margin-bottom="0cm" loext:contextual-spacing="false" fo:line-height="100%"/>
      <style:text-properties style:font-name="Arial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34" style:family="paragraph" style:parent-style-name="Paragraphe_20_de_20_liste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35" style:family="paragraph" style:parent-style-name="Paragraphe_20_de_20_liste" style:list-style-name="L1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T6" style:family="text">
      <style:text-properties fo:color="#000000" style:font-name="Arial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T7" style:family="text">
      <style:text-properties fo:color="#000000" style:font-name="Arial" fo:language="zxx" fo:country="none" style:language-asian="zxx" style:country-asian="none" style:font-name-complex="Arial" style:language-complex="zxx" style:country-complex="none"/>
    </style:style>
    <style:style style:name="T8" style:family="text">
      <style:text-properties fo:color="#000000"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style:font-name-asian="Times New Roman" style:language-asian="zxx" style:country-asian="none" style:font-name-complex="Tahoma" style:font-size-complex="12pt" style:language-complex="zxx" style:country-complex="none"/>
    </style:style>
    <style:style style:name="T10" style:family="text">
      <style:text-properties fo:color="#c9211e" officeooo:rsid="001ca1c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text:list-style style:name="L1">
      <text:list-level-style-bullet text:level="1" text:style-name="WW_5f_CharLFO3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2cm" fo:text-indent="-0.635cm" fo:margin-left="8.04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7cm" fo:text-indent="-0.635cm" fo:margin-left="8.67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Police_20_par_20_défaut"><text:span text:style-name="T8"><draw:frame draw:style-name="fr2" draw:name="Object 1" text:anchor-type="as-char" svg:y="0cm" svg:width="2.381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leau1.A1" office:value-type="string">
            <text:p text:style-name="P9">TP4 : exercices sur les tuples</text:p>
            <text:p text:style-name="P9">et les listes</text:p>
          </table:table-cell>
          <table:table-cell table:style-name="Tableau1.A1" office:value-type="string">
            <text:p text:style-name="P7"><text:span text:style-name="Police_20_par_20_défaut"><text:span text:style-name="T9"><draw:frame draw:style-name="fr2" draw:name="Object 2" text:anchor-type="as-char" svg:y="0cm" svg:width="1.746cm" style:rel-width="scale" svg:height="2.09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  </table:table-cell>
        </table:table-row>
      </table:table>
      <text:p text:style-name="P15"/>
      <text:p text:style-name="P25">A l’aide de la fiche de synthèse sur les tuples et les listes, établir l’algorithme des différents exercices ci-dessous puis valider votre programme en langage python.</text:p>
      <text:p text:style-name="P16"/>
      <text:p text:style-name="P17">Exercice 1</text:p>
      <text:p text:style-name="P18"/>
      <text:p text:style-name="P24"><text:span text:style-name="Police_20_par_20_défaut"><text:span text:style-name="T5">Écrire une fonction qui affiche le contenu d’un tuple </text:span></text:span><text:span text:style-name="Police_20_par_20_défaut"><text:span text:style-name="T6">comprenant le prenom, nom, adresse, codePostal, ville.</text:span></text:span></text:p>
      <text:p text:style-name="P1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Algorithme pseudo-code</text:p>
          </table:table-cell>
          <table:table-cell table:style-name="Tableau2.A1" office:value-type="string">
            <text:p text:style-name="P21">Code Python</text:p>
          </table:table-cell>
        </table:table-row>
        <table:table-row>
          <table:table-cell table:style-name="Tableau2.A2" office:value-type="string">
            <text:p text:style-name="P28">Fonction afficheTuple(tuple) </text:p>
            <text:p text:style-name="P10"><text:tab/>prenom,nom,adresse,codePostal,ville←tuple</text:p>
            <text:p text:style-name="P11"><text:tab/>print('prenom :',prenom)</text:p>
            <text:p text:style-name="P11"><text:s text:c="4"/><text:tab/>print('nom :',nom)</text:p>
            <text:p text:style-name="P11"><text:tab/>print('adresse :',adresse)</text:p>
            <text:p text:style-name="P11"><text:tab/>print('code postal :',codePostal)</text:p>
            <text:p text:style-name="P11"><text:tab/>print('ville :',ville)</text:p>
            <text:p text:style-name="P10"/>
            <text:p text:style-name="P30"/>
            <text:p text:style-name="P11">tuple←('bruce','wayne','3 impasse de la chauve souris',72000,'le mans')</text:p>
            <text:p text:style-name="P27"><text:span text:style-name="Police_20_par_20_défaut"><text:span text:style-name="T6">afficheTuple(tuple)</text:span></text:span></text:p>
          </table:table-cell>
          <table:table-cell table:style-name="Tableau2.B2" office:value-type="string">
            <text:p text:style-name="P8">def afficheTuple(tuple):</text:p>
            <text:p text:style-name="P8"/>
            <text:p text:style-name="P8"><text:s text:c="4"/>prenom,nom,adresse,codePostal,ville=tuple</text:p>
            <text:p text:style-name="P8"><text:s text:c="4"/>print("prenom",prenom)</text:p>
            <text:p text:style-name="P8"><text:s text:c="4"/>print("nom",nom)</text:p>
            <text:p text:style-name="P8"><text:s text:c="4"/>print("adresse",adresse)</text:p>
            <text:p text:style-name="P8"><text:s text:c="4"/>print("code postal",codePostal)</text:p>
            <text:p text:style-name="P8"><text:s text:c="4"/>print("ville",ville)</text:p>
            <text:p text:style-name="P8"/>
            <text:p text:style-name="P8">tuple=('bruce','wayne','3 impasse de la chauve souris',"72000","le mans")</text:p>
            <text:p text:style-name="P8">print(tuple)</text:p>
          </table:table-cell>
        </table:table-row>
      </table:table>
      <text:p text:style-name="P23"/>
      <text:p text:style-name="P17">Exercice 2</text:p>
      <text:p text:style-name="P18"/>
      <text:p text:style-name="P26">Soit la droite affine y = a * x + b. Écrire une fonction qui calcule la valeur de y du point appartenant à la droite pour x = 2. Le coefficient a (coefficient directeur) et le coefficient b (ordonnée à l’origine) sont stockés dans un tuple (coefficientsDroite). Le tuple et la valeur de x sont passés en paramètres à la fonction.</text:p>
      <text:p text:style-name="P1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Algorithme pseudo-code</text:p>
          </table:table-cell>
          <table:table-cell table:style-name="Tableau3.A1" office:value-type="string">
            <text:p text:style-name="P21">Code Python</text:p>
          </table:table-cell>
        </table:table-row>
        <table:table-row table:style-name="Tableau3.2">
          <table:table-cell table:style-name="Tableau3.A2" office:value-type="string">
            <text:p text:style-name="P28">Fonction calcul(x en décimal, coefficientsDroite en tuple) </text:p>
            <text:p text:style-name="P10"><text:tab/>a, b←coefficientsDroite</text:p>
            <text:p text:style-name="P10"><text:tab/>y←a*x+b</text:p>
            <text:p text:style-name="P10"><text:tab/>retourner y</text:p>
            <text:p text:style-name="P30"/>
            <text:p text:style-name="P11">coefficients←(2,1)</text:p>
            <text:p text:style-name="P6"><text:span text:style-name="Police_20_par_20_défaut"><text:span text:style-name="T7">afficher("La valeur de y pour x=2 est: y=",calcul(2,coefficients))</text:span></text:span></text:p>
          </table:table-cell>
          <table:table-cell table:style-name="Tableau3.B2" office:value-type="string">
            <text:p text:style-name="P8">def calcul(x,coefficientsDroite=tuple):</text:p>
            <text:p text:style-name="P8"><text:s text:c="4"/>a,b=coefficientsDroite</text:p>
            <text:p text:style-name="P8"><text:s text:c="4"/>y=a*x+b</text:p>
            <text:p text:style-name="P8"><text:s text:c="4"/>return(y)</text:p>
            <text:p text:style-name="P8">coefficients=(2,1)</text:p>
            <text:p text:style-name="P8">print("La valeur de y pour x=2 est: y=",calcul(2,coefficients))</text:p>
          </table:table-cell>
        </table:table-row>
      </table:table>
      <text:p text:style-name="P20"/>
      <text:p text:style-name="P4"/>
      <text:p text:style-name="P17">Exercice 3</text:p>
      <text:p text:style-name="P18"/>
      <text:p text:style-name="P26">Écrire une fonction qui calcule la distance euclidienne entre deux points A et B. Les coordonnées des deux points sont stockées chacun dans un tuple. Les 2 tuples sont passés en paramètres à la fonction.</text:p>
      <text:p text:style-name="P1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Algorithme pseudo-code</text:p>
          </table:table-cell>
          <table:table-cell table:style-name="Tableau4.A1" office:value-type="string">
            <text:p text:style-name="P21">Code Python</text:p>
          </table:table-cell>
        </table:table-row>
        <table:table-row>
          <table:table-cell table:style-name="Tableau4.A1" office:value-type="string">
            <text:p text:style-name="P28">Importer depuis la bibliothèque math la fonction sqrt</text:p>
            <text:p text:style-name="P12">Fonction distance(ptA un tuple, ptB un tuple) retour d’une valeur en décimal </text:p>
            <text:p text:style-name="P14"><text:tab/> <text:s text:c="3"/>xA,yA←ptA</text:p>
            <text:list xml:id="list3095442016" text:style-name="L2">
              <text:list-item>
                <text:p text:style-name="P31">xB,yB←ptB </text:p>
              </text:list-item>
            </text:list>
            <text:p text:style-name="P14"><text:tab/> <text:s text:c="3"/>AB←sqrt((xB-xA)²+(yB-yA)²)</text:p>
            <text:p text:style-name="P14"><text:tab/> <text:s text:c="3"/>retourner AB</text:p>
            <text:p text:style-name="P30"/>
            <text:p text:style-name="P14">pointA←(1,1)</text:p>
            <text:p text:style-name="P14">pointB←(2,2)</text:p>
            <text:p text:style-name="P27"><text:span text:style-name="Police_20_par_20_défaut"><text:span text:style-name="T7">afficher(distance(pointA,pointB))</text:span></text:span></text:p>
          </table:table-cell>
          <table:table-cell table:style-name="Tableau4.A1" office:value-type="string">
            <text:p text:style-name="P8">from math import sqrt</text:p>
            <text:p text:style-name="P8">def distance(ptA,ptB):</text:p>
            <text:p text:style-name="P8"><text:s text:c="4"/>xA,yA=ptA</text:p>
            <text:p text:style-name="P8"><text:s text:c="4"/>xB,yB=ptB</text:p>
            <text:p text:style-name="P8"><text:s text:c="4"/>AB=sqrt((xB-xA)**2+(yB-yA)**2)</text:p>
            <text:p text:style-name="P8"><text:s text:c="4"/>return AB</text:p>
            <text:p text:style-name="P8">ptA=(1,1)</text:p>
            <text:p text:style-name="P8">ptB=(2,2)</text:p>
            <text:p text:style-name="P8">print(distance(ptA,ptB))</text:p>
          </table:table-cell>
        </table:table-row>
      </table:table>
      <text:p text:style-name="P20"/>
      <text:p text:style-name="P17">Exercice 4</text:p>
      <text:p text:style-name="P18"/>
      <text:p text:style-name="P26">Écrire une fonction qui recherche la valeur minimale dans une liste. La liste est passée en paramètre à la fonction.</text:p>
      <text:p text:style-name="P1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1">Algorithme pseudo-code</text:p>
          </table:table-cell>
          <table:table-cell table:style-name="Tableau5.A1" office:value-type="string">
            <text:p text:style-name="P21">Code Python</text:p>
          </table:table-cell>
        </table:table-row>
        <table:table-row>
          <table:table-cell table:style-name="Tableau5.A1" office:value-type="string">
            <text:p text:style-name="P29">Fonction rechercheMin(liste) retourne une valeur décimale</text:p>
            <text:p text:style-name="P13"><text:tab/>min ← Liste[0]</text:p>
            <text:p text:style-name="P13"><text:tab/>Pour indice de 1 à longueur(Liste) -1</text:p>
            <text:p text:style-name="P13"><text:tab/><text:tab/>si liste[indice] &lt; min alors</text:p>
            <text:p text:style-name="P13"><text:tab/><text:tab/><text:tab/>min ← Liste[indice]</text:p>
            <text:p text:style-name="P13"><text:tab/><text:tab/>Fin si</text:p>
            <text:p text:style-name="P13"><text:tab/>Fin pour</text:p>
            <text:p text:style-name="P13"><text:tab/>Retourner min</text:p>
            <text:p text:style-name="P13">lst←[20,8,9,2,35,49]</text:p>
            <text:p text:style-name="P27"><text:span text:style-name="Police_20_par_20_défaut"><text:span text:style-name="T7">afficher(rechercheMin(lst))</text:span></text:span></text:p>
          </table:table-cell>
          <table:table-cell table:style-name="Tableau5.A1" office:value-type="string">
            <text:p text:style-name="P8">def rechercheMin(Liste):</text:p>
            <text:p text:style-name="P8"><text:s text:c="4"/>min=Liste[0]</text:p>
            <text:p text:style-name="P8"><text:s text:c="4"/>for indice in range(1,len(Liste)-1):</text:p>
            <text:p text:style-name="P8"><text:s text:c="8"/>if Liste[indice] &lt; min:</text:p>
            <text:p text:style-name="P8"><text:s text:c="12"/>min=Liste[indice]</text:p>
            <text:p text:style-name="P8"><text:s text:c="4"/>return min</text:p>
            <text:p text:style-name="P8">lst=[20,8,9,2,35,49]</text:p>
            <text:p text:style-name="P8">print(rechercheMin(lst))</text:p>
          </table:table-cell>
        </table:table-row>
      </table:table>
      <text:p text:style-name="P20"/>
      <text:p text:style-name="P4"/>
      <text:p text:style-name="P17">Exercice 5</text:p>
      <text:p text:style-name="P18"/>
      <text:p text:style-name="P26">Écrire une fonction qui recherche la valeur maximale dans une liste. La liste est passée en paramètre à la fonction.</text:p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1">Algorithme pseudo-code</text:p>
          </table:table-cell>
          <table:table-cell table:style-name="Tableau6.A1" office:value-type="string">
            <text:p text:style-name="P21">Code Python</text:p>
          </table:table-cell>
        </table:table-row>
        <table:table-row>
          <table:table-cell table:style-name="Tableau6.A1" office:value-type="string">
            <text:p text:style-name="P29">Fonction rechercheMax(liste) retourne une valeur décimale</text:p>
            <text:p text:style-name="P13"><text:tab/>max ← Liste[0]</text:p>
            <text:p text:style-name="P13"><text:tab/>#a compléter</text:p>
            <text:p text:style-name="P13"/>
            <text:p text:style-name="P13"/>
            <text:p text:style-name="P13"><text:tab/>Retourner max</text:p>
            <text:p text:style-name="P13">lst←[20,8,9,2,35,49]</text:p>
            <text:p text:style-name="P27"><text:span text:style-name="Police_20_par_20_défaut"><text:span text:style-name="T7">afficher(rechercheMax(lst))</text:span></text:span></text:p>
          </table:table-cell>
          <table:table-cell table:style-name="Tableau6.A1" office:value-type="string">
            <text:p text:style-name="P8">def rechercheMax(Liste):</text:p>
            <text:p text:style-name="P8"><text:s text:c="4"/>max=Liste[0]</text:p>
            <text:p text:style-name="P8"><text:s text:c="4"/>for indice in range(1,len(Liste)):</text:p>
            <text:p text:style-name="P8"><text:s text:c="8"/>if Liste[indice] &gt; max:</text:p>
            <text:p text:style-name="P8"><text:s text:c="12"/>max=Liste[indice]</text:p>
            <text:p text:style-name="P8"><text:s text:c="4"/>return max</text:p>
            <text:p text:style-name="P8">lst=[20,8,9,2,35,49]</text:p>
            <text:p text:style-name="P8">print(rechercheMax(lst))</text:p>
          </table:table-cell>
        </table:table-row>
      </table:table>
      <text:p text:style-name="P20"/>
      <text:p text:style-name="P20"/>
      <text:p text:style-name="P17">Exercice 6</text:p>
      <text:p text:style-name="P18"/>
      <text:p text:style-name="P26">Écrire une fonction qui calcule la somme des nombres contenu dans une liste. La liste est passée en paramètre à la fonction.</text:p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1">Algorithme pseudo-code</text:p>
          </table:table-cell>
          <table:table-cell table:style-name="Tableau7.A1" office:value-type="string">
            <text:p text:style-name="P21">Code Python</text:p>
          </table:table-cell>
        </table:table-row>
        <table:table-row table:style-name="Tableau7.2">
          <table:table-cell table:style-name="Tableau7.A1" office:value-type="string">
            <text:p text:style-name="P29">Fonction somme(liste) retourne une valeur décimale</text:p>
            <text:p text:style-name="P13"><text:tab/>total ← 0</text:p>
            <text:p text:style-name="P13"><text:tab/>#a compléter</text:p>
            <text:p text:style-name="P13"/>
            <text:p text:style-name="P13"/>
            <text:p text:style-name="P13"><text:tab/>Retourner total</text:p>
            <text:p text:style-name="P13">lst←[20,8,9,2,35,49]</text:p>
            <text:p text:style-name="P27"><text:span text:style-name="Police_20_par_20_défaut"><text:span text:style-name="T7">afficher(somme(lst))</text:span></text:span></text:p>
          </table:table-cell>
          <table:table-cell table:style-name="Tableau7.A1" office:value-type="string">
            <text:p text:style-name="P8">def somme(Liste):</text:p>
            <text:p text:style-name="P8"><text:s text:c="4"/>total=0</text:p>
            <text:p text:style-name="P8"><text:s text:c="4"/>for indice in range(1,len(Liste)):</text:p>
            <text:p text:style-name="P8"><text:s text:c="8"/>total=sum(lst)</text:p>
            <text:p text:style-name="P8"><text:s text:c="4"/>return total</text:p>
            <text:p text:style-name="P8">lst=[20,8,9,2,35,49]</text:p>
            <text:p text:style-name="P8">print(somme(lst))</text:p>
          </table:table-cell>
        </table:table-row>
      </table:table>
      <text:p text:style-name="P20"/>
      <text:p text:style-name="P5"/>
      <text:p text:style-name="P17">Exercice 7</text:p>
      <text:p text:style-name="P22"/>
      <text:p text:style-name="P26">Écrire une fonction qui calcule la moyenne des nombres contenu dans une liste. La liste est passée en paramètre à la fonction.</text:p>
      <text:p text:style-name="P2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1">Algorithme pseudo-code</text:p>
          </table:table-cell>
          <table:table-cell table:style-name="Tableau8.A1" office:value-type="string">
            <text:p text:style-name="P21">Code Python</text:p>
          </table:table-cell>
        </table:table-row>
        <table:table-row>
          <table:table-cell table:style-name="Tableau8.A1" office:value-type="string">
            <text:p text:style-name="P29">Fonction moyenneVersion1(liste) retourne une valeur décimale</text:p>
            <text:p text:style-name="P13"><text:tab/>total ← 0</text:p>
            <text:p text:style-name="P13"><text:tab/>#a compléter</text:p>
            <text:p text:style-name="P13"/>
            <text:p text:style-name="P13"/>
            <text:p text:style-name="P13"><text:tab/>Retourner moy</text:p>
            <text:p text:style-name="P13">lst←[20,8,9,2,35,49]</text:p>
            <text:p text:style-name="P27"><text:span text:style-name="Police_20_par_20_défaut"><text:span text:style-name="T7">afficher(moyenneVersion1(lst))</text:span></text:span></text:p>
          </table:table-cell>
          <table:table-cell table:style-name="Tableau8.A1" office:value-type="string">
            <text:p text:style-name="P8">def moy(Liste):</text:p>
            <text:p text:style-name="P8"><text:s text:c="4"/>total=0</text:p>
            <text:p text:style-name="P8"><text:s text:c="4"/>for indice in range(1,len(Liste)):</text:p>
            <text:p text:style-name="P8"><text:s text:c="8"/>total=sum(lst)</text:p>
            <text:p text:style-name="P8"><text:s text:c="8"/>total=total/indice</text:p>
            <text:p text:style-name="P8"><text:s text:c="4"/>return total</text:p>
            <text:p text:style-name="P8">lst=[20,8,9,2,35,49]</text:p>
            <text:p text:style-name="P8">print(moy(lst))</text:p>
          </table:table-cell>
        </table:table-row>
      </table:table>
      <text:p text:style-name="P20"/>
      <text:p text:style-name="P17">Exercice 8</text:p>
      <text:p text:style-name="P22"/>
      <text:p text:style-name="P26">Écrire une fonction qui calcule la moyenne des nombres contenu dans une liste en utilisant la fonction somme de l’exercice 6. La liste est passée en paramètre à la fonction.</text:p>
      <text:p text:style-name="P2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1">Algorithme pseudo-code</text:p>
          </table:table-cell>
          <table:table-cell table:style-name="Tableau9.A1" office:value-type="string">
            <text:p text:style-name="P21">Code Python</text:p>
          </table:table-cell>
        </table:table-row>
        <table:table-row>
          <table:table-cell table:style-name="Tableau9.A1" office:value-type="string">
            <text:p text:style-name="P29">Fonction moyenneVersion2(liste) retourne une valeur décimale</text:p>
            <text:p text:style-name="P14"><text:tab/> moy←somme(liste)/longueur(liste)</text:p>
            <text:p text:style-name="P13"><text:tab/>Retourner moy</text:p>
            <text:p text:style-name="P13">lst←[20,8,9,2,35,49]</text:p>
            <text:p text:style-name="P27"><text:span text:style-name="Police_20_par_20_défaut"><text:span text:style-name="T7">afficher(moyenneVersion2 (lst))</text:span></text:span></text:p>
          </table:table-cell>
          <table:table-cell table:style-name="Tableau9.A1" office:value-type="string">
            <text:p text:style-name="P8">def moy(Liste):</text:p>
            <text:p text:style-name="P8"><text:s text:c="4"/>total=0</text:p>
            <text:p text:style-name="P8"><text:s text:c="4"/>for indice in range(1,len(Liste)):</text:p>
            <text:p text:style-name="P8"><text:s text:c="8"/>total=sum(lst)</text:p>
            <text:p text:style-name="P8"><text:s text:c="8"/>total=total/indice</text:p>
            <text:p text:style-name="P8"><text:s text:c="4"/>return total</text:p>
            <text:p text:style-name="P8">lst=[20,8,9,2,35,49]</text:p>
            <text:p text:style-name="P8">print(moy(lst))</text:p>
          </table:table-cell>
        </table:table-row>
      </table:table>
      <text:p text:style-name="P19"/>
      <text:p text:style-name="P17">Exercice 9</text:p>
      <text:p text:style-name="P22"/>
      <text:p text:style-name="P24"><text:span text:style-name="Police_20_par_20_défaut"><text:span text:style-name="T5">Écrire une fonction qui effectue la recherche min et max ainsi que le calcul de la moyenne. Votre fonction </text:span></text:span><text:span text:style-name="Police_20_par_20_défaut"><text:span text:style-name="T6">nommée rechercheMaxMinMoyenne retourne</text:span></text:span><text:span text:style-name="Police_20_par_20_défaut"><text:span text:style-name="T5"> un tuple contenant le résultat des trois traitements suivants :</text:span></text:span></text:p>
      <text:list xml:id="list2240861527" text:style-name="L1">
        <text:list-item>
          <text:p text:style-name="P35">Recherche du minimum ;</text:p>
        </text:list-item>
        <text:list-item>
          <text:p text:style-name="P35">Recherche du maximum ;</text:p>
        </text:list-item>
        <text:list-item>
          <text:p text:style-name="P35">Calcul de la moyenne ;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P21">Code Python</text:p>
          </table:table-cell>
        </table:table-row>
        <table:table-row table:style-name="Tableau10.2">
          <table:table-cell table:style-name="Tableau10.A1" office:value-type="string">
            <text:p text:style-name="P8"/>
            <text:p text:style-name="P8">def rechercheMin(Liste):</text:p>
            <text:p text:style-name="P8"><text:s text:c="4"/>min=Liste[0]</text:p>
            <text:p text:style-name="P8"><text:s text:c="4"/>for indice in range(1,len(Liste)-1):</text:p>
            <text:p text:style-name="P8"><text:s text:c="8"/>if Liste[indice] &lt; min:</text:p>
            <text:p text:style-name="P8"><text:s text:c="12"/>min=Liste[indice]</text:p>
            <text:p text:style-name="P8"><text:s text:c="4"/>return min</text:p>
            <text:p text:style-name="P8">lst=[20,8,9,2,35,49]</text:p>
            <text:p text:style-name="P8">print(rechercheMin(lst))</text:p>
            <text:p text:style-name="P8">def rechercheMax(Liste):</text:p>
            <text:p text:style-name="P8"><text:s text:c="4"/>max=Liste[0]</text:p>
            <text:p text:style-name="P8"><text:s text:c="4"/>for indice in range(1,len(Liste)):</text:p>
            <text:p text:style-name="P8"><text:s text:c="8"/>if Liste[indice] &gt; max:</text:p>
            <text:p text:style-name="P8"><text:s text:c="12"/>max=Liste[indice]</text:p>
            <text:p text:style-name="P8"><text:s text:c="4"/>return max</text:p>
            <text:p text:style-name="P8">lst=[20,8,9,2,35,49]</text:p>
            <text:p text:style-name="P8">print(rechercheMax(lst))</text:p>
            <text:p text:style-name="P8">def moy(Liste):</text:p>
            <text:p text:style-name="P8"><text:s text:c="4"/>total=0</text:p>
            <text:p text:style-name="P8"><text:s text:c="4"/>for indice in range(1,len(Liste)):</text:p>
            <text:p text:style-name="P8"><text:s text:c="8"/>total=sum(lst)</text:p>
            <text:p text:style-name="P8"><text:s text:c="8"/>total=total/indice</text:p>
            <text:p text:style-name="P8"><text:s text:c="4"/>return total</text:p>
            <text:p text:style-name="P8">lst=[20,8,9,2,35,49]</text:p>
            <text:p text:style-name="P8">print(moy(lst))</text:p>
            <text:p text:style-name="P8"/>
            <text:p text:style-name="P8"/>
            <text:p text:style-name="P8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 style:parent-style-name="Police_20_par_20_défaut"/>
    <style:style style:name="sig-paren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TP4 exercices<text:tab/><text:tab/></text:span></text:span><text:span text:style-name="Police_20_par_20_défaut"><text:span text:style-name="MT2">TP</text:span></text:span></text:p>
      </style:header>
      <style:footer>
        <text:p text:style-name="MP2"><text:file-name text:display="name-and-extension">TP4_Exercices_Tuples_et_Listes.odt</text:file-name><text:span text:style-name="Police_20_par_20_défaut"><text:span text:style-name="MT3"><text:s/></text:span></text:span><text:span text:style-name="Police_20_par_20_défaut"><text:span text:style-name="MT3"><draw:frame draw:style-name="Mfr1" draw:name="Image 3" text:anchor-type="as-char" svg:y="-0.411cm" svg:width="1.568cm" style:rel-width="scale" svg:height="0.549cm" style:rel-height="scale" draw:z-index="6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4">Page </text:span></text:span><text:span text:style-name="Police_20_par_20_défaut"><text:span text:style-name="MT4"><text:page-number text:select-page="current">3</text:page-number></text:span></text:span><text:span text:style-name="Police_20_par_20_défaut"><text:span text:style-name="MT4">/</text:span></text:span><text:span text:style-name="Police_20_par_20_défaut"><text:span text:style-name="MT4"><text:page-count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nthony</meta:initial-creator>
    <meta:creation-date>2020-11-06T11:14:00Z</meta:creation-date>
    <dc:date>2022-11-15T09:12:43.030000000</dc:date>
    <meta:print-date>2020-11-06T11:14:00Z</meta:print-date>
    <meta:editing-cycles>10</meta:editing-cycles>
    <meta:editing-duration>PT49M48S</meta:editing-duration>
    <meta:document-statistic meta:table-count="10" meta:image-count="1" meta:object-count="2" meta:page-count="5" meta:paragraph-count="189" meta:word-count="694" meta:character-count="5812" meta:non-whitespace-character-count="4970"/>
    <meta:template xlink:type="simple" xlink:actuate="onRequest" xlink:title="" xlink:href="Normal.dotm"/>
  </office:meta>
</office:document-meta>
</file>